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officeooo:paragraph-rsid="001b0271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officeooo:paragraph-rsid="001b0271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fo:color="#000000" loext:opacity="100%" style:font-name="Arial" fo:font-size="11pt" fo:font-weight="normal" fo:background-color="#ffff00" loext:char-shading-value="0" style:font-size-asian="11pt" style:font-weight-asian="normal" style:font-name-complex="Arial" style:font-size-complex="11pt" style:font-weight-complex="normal"/>
    </style:style>
    <style:style style:name="T4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style:font-size-asian="10.5pt" style:font-style-asian="normal" style:font-weight-asian="normal" style:font-name-complex="ARi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 exploraran relaciones estadísticas entre forzantes climáticos de gran escala (como por ejemplo el fenómeno Niño/Niña) y series de caudales o precipitaciones, temperaturas, velocidades del viento y radiación solar o datos de nubosidad.</text:p>
      <text:p text:style-name="Standard"/>
      <text:p text:style-name="P1"><text:span text:style-name="T1">Los recursos de los cuales depende la producción de energía eólica y solar pueden mostrar variaciones considerables en diferentes escalas temporales asociadas a las variaciones del viento y al movimiento de las nubes [1-7], lo cual puede lo cual puede incrementar los costos y complicar la operación del sistema eléctrico [5,8,9]. El recurso hidroeléctrico también presenta fluctuaciones asociadas a las variaciones climáticas, aunque en períodos diferentes a las fluctuaciones del viento por ejemplo [10]. </text:span><text:span text:style-name="T3">En un contexto global de aumento de la participación de las fuentes de generación renovable, la predicción de esta generación en múltiples escalas temporales resulta crucial [11,12]. Los pronósticos meteorológicos (aplicables en una escala temporal de hasta 10 días) son ampliamente utilizados para anticipar la variabilidad en la generación eléctrica con éxito [13,14].</text:span><text:span text:style-name="T1"> Pero estos pronósticos no pueden ser aplicados en escalas de tiempo más largas debido a la naturaleza caótica de la atmósfera. Sin embargo, nuevos desarrollos en el campo de la predicción climática están posibilitando la aplicación de pronósticos sub-estacionales (semana-mes) y estacionales (mes-año) [15,16]. En el sector eléctrico, la aplicación de pronósticos en escalas sub-estacionales y estacionales resulta de gran utilidad tanto a escala de sitio como a nivel pais [12]: un administrador del sistema eléctrico necesita programar el suministro eléctrico y estimar los precios de la energía con anticipación, mientras que una compañía generadora necesita anticipar los flujos de caja [11, 12, 17-20]</text:span></text:p>
      <text:p text:style-name="P1"><text:span text:style-name="T1"/></text:p>
      <text:p text:style-name="P1"><text:span text:style-name="T1">3.2. Objetivos específicos</text:span></text:p>
      <text:p text:style-name="P1"><text:span text:style-name="T1"/></text:p>
      <text:p text:style-name="P1"><text:span text:style-name="T1">Como se mencionó anteriormente, los pronósticos de mediano plazo comprenden dos escalas temporales diferentes: la escala sub-estacional, que abarca períodos desde la semana hasta el mes; y el período estacional, que abarca períodos desde el mes hasta el año [17, 20]. </text:span></text:p>
      <text:p text:style-name="P1"><text:span text:style-name="T1"/></text:p>
      <text:p text:style-name="P1"><text:span text:style-name="T1">Con respecto a la escala sub-estacional, los esfuerzos para desarrollar pronósticos son recientes y están principalmente enfocados en predecir la evolución de la Oscilación de Madden Julian [20]. La Oscilación de Madden Julian </text:span><text:span text:style-name="T5">es una oscilación intraestacional de los patrones de precipitación tropical, que pasa por un ciclo identificado, con un período de 60 a 90 días [24, 25], y que fuerza cambios en los patrones de circulación atmosférica en latitudes medias [26, 27]</text:span></text:p>
      <text:p text:style-name="P1"><text:span text:style-name="T5"/></text:p>
      <text:p text:style-name="P1"><text:span text:style-name="T5">ANTECEDENTES Y ESTADO DEL ARTE (Máx. 2 pág.). </text:span></text:p>
      <text:p text:style-name="P1"><text:span text:style-name="T5"/></text:p>
      <text:p text:style-name="P1"><text:span text:style-name="T5">Como se mencionó anteriormente, una parte importante de la variabilidad climática en escala sub-estacional está asociada a la Oscilación de Madden-Julian (OMJ) [20]. Existen trabajos que vinculan esta oscilación con variables meteorológicas en diversas regiones del mundo [57-59], En particular, en América del Sur se han descripto vínculos entre diferentes fases e intensidad de esta oscilación con variaciones en las precipitaciones y las temperaturas [26, 27]. En años recientes se han realizado avances en cuanto a la predictabilidad de esta oscilación [25, 62, 63], la cual alcanza actualmente el horizonte sub-mensual (http://www.bom.gov.au/climate/mjo/). Hasta el momento, es escasa la bibliografía referida al uso de la OMJ como potencial predictor de recursos energéticos renovables [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06:53.958975103</meta:creation-date>
    <dc:date>2023-12-06T18:30:52.796208376</dc:date>
    <meta:editing-duration>PT13M48S</meta:editing-duration>
    <meta:editing-cycles>1</meta:editing-cycles>
    <meta:document-statistic meta:table-count="0" meta:image-count="0" meta:object-count="0" meta:page-count="1" meta:paragraph-count="7" meta:word-count="503" meta:character-count="3428" meta:non-whitespace-character-count="2930"/>
    <meta:generator>LibreOffice/7.3.7.2$Linux_X86_64 LibreOffice_project/30$Build-2</meta:generator>
  </office:meta>
</office:document-meta>
</file>